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1505" officeooo:paragraph-rsid="00181505"/>
    </style:style>
    <style:style style:name="P2" style:family="paragraph" style:parent-style-name="Standard">
      <style:text-properties fo:font-size="15pt" style:text-underline-style="solid" style:text-underline-width="auto" style:text-underline-color="font-color" fo:font-weight="bold" officeooo:rsid="00181505" officeooo:paragraph-rsid="00181505" style:font-size-asian="15pt" style:font-weight-asian="bold" style:font-size-complex="15pt" style:font-weight-complex="bold"/>
    </style:style>
    <style:style style:name="P3" style:family="paragraph" style:parent-style-name="Standard">
      <style:text-properties fo:font-size="15pt" style:text-underline-style="solid" style:text-underline-width="auto" style:text-underline-color="font-color" fo:font-weight="bold" officeooo:rsid="00181505" officeooo:paragraph-rsid="002159dd" style:font-size-asian="15pt" style:font-weight-asian="bold" style:font-size-complex="15pt" style:font-weight-complex="bold"/>
    </style:style>
    <style:style style:name="P4" style:family="paragraph" style:parent-style-name="Standard">
      <style:text-properties fo:font-size="15pt" style:text-underline-style="none" fo:font-weight="normal" officeooo:rsid="00181505" officeooo:paragraph-rsid="002159dd" style:font-size-asian="15pt" style:font-weight-asian="normal" style:font-size-complex="15pt" style:font-weight-complex="normal"/>
    </style:style>
    <style:style style:name="P5" style:family="paragraph" style:parent-style-name="Standard">
      <style:text-properties style:text-underline-style="solid" style:text-underline-width="auto" style:text-underline-color="font-color" officeooo:rsid="00181505" officeooo:paragraph-rsid="00181505"/>
    </style:style>
    <style:style style:name="P6" style:family="paragraph" style:parent-style-name="Standard">
      <style:text-properties style:text-underline-style="solid" style:text-underline-width="auto" style:text-underline-color="font-color" officeooo:rsid="0019b2bb" officeooo:paragraph-rsid="0019b2bb"/>
    </style:style>
    <style:style style:name="P7" style:family="paragraph" style:parent-style-name="Standard">
      <style:text-properties officeooo:rsid="0019b2bb" officeooo:paragraph-rsid="0019b2bb"/>
    </style:style>
    <style:style style:name="P8" style:family="paragraph" style:parent-style-name="Standard">
      <style:text-properties style:text-underline-style="none" officeooo:rsid="0019b2bb" officeooo:paragraph-rsid="0019b2bb"/>
    </style:style>
    <style:style style:name="P9" style:family="paragraph" style:parent-style-name="Standard">
      <style:text-properties style:text-underline-style="none" officeooo:rsid="001f7eb9" officeooo:paragraph-rsid="0019b2bb"/>
    </style:style>
    <style:style style:name="P10" style:family="paragraph" style:parent-style-name="Standard">
      <style:text-properties style:text-underline-style="none" officeooo:rsid="001f7eb9" officeooo:paragraph-rsid="001f7eb9"/>
    </style:style>
    <style:style style:name="P11" style:family="paragraph" style:parent-style-name="Standard">
      <style:text-properties style:text-underline-style="none" officeooo:rsid="001f7eb9" officeooo:paragraph-rsid="0024db3a"/>
    </style:style>
    <style:style style:name="P12" style:family="paragraph" style:parent-style-name="Standard">
      <style:text-properties style:text-underline-style="none" officeooo:rsid="0024db3a" officeooo:paragraph-rsid="0024db3a"/>
    </style:style>
    <style:style style:name="P13" style:family="paragraph" style:parent-style-name="Standard">
      <style:text-properties style:text-underline-style="none" officeooo:rsid="00251fbb" officeooo:paragraph-rsid="00251fbb"/>
    </style:style>
    <style:style style:name="P14" style:family="paragraph" style:parent-style-name="Standard">
      <style:text-properties style:text-underline-style="none" officeooo:rsid="001f7eb9" officeooo:paragraph-rsid="001f7eb9"/>
    </style:style>
    <style:style style:name="P15" style:family="paragraph" style:parent-style-name="Standard">
      <style:text-properties style:text-underline-style="solid" style:text-underline-width="auto" style:text-underline-color="font-color" officeooo:rsid="00251fbb" officeooo:paragraph-rsid="00251fbb"/>
    </style:style>
    <style:style style:name="P16" style:family="paragraph" style:parent-style-name="Standard">
      <style:text-properties style:text-underline-style="solid" style:text-underline-width="auto" style:text-underline-color="font-color" officeooo:rsid="002596a4" officeooo:paragraph-rsid="002596a4"/>
    </style:style>
    <style:style style:name="P17" style:family="paragraph" style:parent-style-name="Standard">
      <style:text-properties fo:font-size="15pt" style:text-underline-style="solid" style:text-underline-width="auto" style:text-underline-color="font-color" fo:font-weight="bold" officeooo:rsid="00181505" officeooo:paragraph-rsid="002159dd" style:font-size-asian="15pt" style:font-weight-asian="bold" style:font-size-complex="15pt" style:font-weight-complex="bold"/>
    </style:style>
    <style:style style:name="P18" style:family="paragraph" style:parent-style-name="Standard">
      <style:text-properties fo:font-size="15pt" style:text-underline-style="solid" style:text-underline-width="auto" style:text-underline-color="font-color" fo:font-weight="bold" officeooo:rsid="002cf1ee" officeooo:paragraph-rsid="002cf1ee" style:font-size-asian="15pt" style:font-weight-asian="bold" style:font-size-complex="15pt" style:font-weight-complex="bold"/>
    </style:style>
    <style:style style:name="P19" style:family="paragraph" style:parent-style-name="Standard">
      <style:text-properties fo:font-size="12pt" style:text-underline-style="solid" style:text-underline-width="auto" style:text-underline-color="font-color" fo:font-weight="bold" officeooo:rsid="002cf1ee" officeooo:paragraph-rsid="002cf1ee" style:font-size-asian="10.5pt" style:font-weight-asian="bold" style:font-size-complex="12pt" style:font-weight-complex="bold"/>
    </style:style>
    <style:style style:name="T1" style:family="text">
      <style:text-properties officeooo:rsid="0019b2bb"/>
    </style:style>
    <style:style style:name="T2" style:family="text">
      <style:text-properties style:text-underline-style="none"/>
    </style:style>
    <style:style style:name="T3" style:family="text">
      <style:text-properties style:text-underline-style="none" officeooo:rsid="001b70cb"/>
    </style:style>
    <style:style style:name="T4" style:family="text">
      <style:text-properties style:text-underline-style="none" officeooo:rsid="001beed1"/>
    </style:style>
    <style:style style:name="T5" style:family="text">
      <style:text-properties style:text-underline-style="none" officeooo:rsid="001dce5a"/>
    </style:style>
    <style:style style:name="T6" style:family="text">
      <style:text-properties style:text-underline-style="none" officeooo:rsid="001ec7cc"/>
    </style:style>
    <style:style style:name="T7" style:family="text">
      <style:text-properties style:text-underline-style="none" officeooo:rsid="001f7eb9"/>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2f320a" style:font-weight-asian="normal" style:font-weight-complex="normal"/>
    </style:style>
    <style:style style:name="T10" style:family="text">
      <style:text-properties officeooo:rsid="002159dd"/>
    </style:style>
    <style:style style:name="T11" style:family="text">
      <style:text-properties fo:font-size="12pt" style:text-underline-style="none" fo:font-weight="normal" officeooo:rsid="002159dd" style:font-size-asian="10.5pt" style:font-weight-asian="normal" style:font-size-complex="12pt" style:font-weight-complex="normal"/>
    </style:style>
    <style:style style:name="T12" style:family="text">
      <style:text-properties fo:font-size="12pt" style:text-underline-style="none" fo:font-weight="normal" officeooo:rsid="00222a49" style:font-size-asian="10.5pt" style:font-weight-asian="normal" style:font-size-complex="12pt" style:font-weight-complex="normal"/>
    </style:style>
    <style:style style:name="T13" style:family="text">
      <style:text-properties fo:font-size="12pt" style:text-underline-style="none" fo:font-weight="normal" officeooo:rsid="00237eef" style:font-size-asian="10.5pt" style:font-weight-asian="normal" style:font-size-complex="12pt" style:font-weight-complex="normal"/>
    </style:style>
    <style:style style:name="T14" style:family="text">
      <style:text-properties fo:font-size="12pt" style:text-underline-style="none" fo:font-weight="normal" officeooo:rsid="0025a81b" style:font-size-asian="10.5pt" style:font-weight-asian="normal" style:font-size-complex="12pt" style:font-weight-complex="normal"/>
    </style:style>
    <style:style style:name="T15" style:family="text">
      <style:text-properties fo:font-size="12pt" style:text-underline-style="none" fo:font-weight="normal" officeooo:rsid="00271f00" style:font-size-asian="10.5pt" style:font-weight-asian="normal" style:font-size-complex="12pt" style:font-weight-complex="normal"/>
    </style:style>
    <style:style style:name="T16" style:family="text">
      <style:text-properties fo:font-size="12pt" style:text-underline-style="none" fo:font-weight="normal" officeooo:rsid="00286bc1" style:font-size-asian="10.5pt" style:font-weight-asian="normal" style:font-size-complex="12pt" style:font-weight-complex="normal"/>
    </style:style>
    <style:style style:name="T17" style:family="text">
      <style:text-properties fo:font-size="12pt" style:text-underline-style="none" fo:font-weight="normal" officeooo:rsid="002928a4" style:font-size-asian="10.5pt" style:font-weight-asian="normal" style:font-size-complex="12pt" style:font-weight-complex="normal"/>
    </style:style>
    <style:style style:name="T18" style:family="text">
      <style:text-properties fo:font-size="12pt" style:text-underline-style="none" fo:font-weight="normal" officeooo:rsid="002b1f8f" style:font-size-asian="10.5pt" style:font-weight-asian="normal" style:font-size-complex="12pt" style:font-weight-complex="normal"/>
    </style:style>
    <style:style style:name="T19" style:family="text">
      <style:text-properties fo:font-size="12pt" style:text-underline-style="none" style:font-size-asian="12pt" style:font-size-complex="12pt"/>
    </style:style>
    <style:style style:name="T20" style:family="text">
      <style:text-properties fo:font-size="12pt" style:font-size-asian="12pt" style:font-size-complex="12pt"/>
    </style:style>
    <style:style style:name="T21" style:family="text">
      <style:text-properties fo:font-size="12pt" officeooo:rsid="0025a81b" style:font-size-asian="12pt" style:font-size-complex="12pt"/>
    </style:style>
    <style:style style:name="T22" style:family="text">
      <style:text-properties officeooo:rsid="0024db3a"/>
    </style:style>
    <style:style style:name="T23" style:family="text">
      <style:text-properties officeooo:rsid="00251fbb"/>
    </style:style>
    <style:style style:name="T24" style:family="text">
      <style:text-properties officeooo:rsid="002596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ired- Programming experiences:</text:p>
      <text:p text:style-name="P1"/>
      <text:p text:style-name="P5">Mackenzie and Mitch</text:p>
      <text:p text:style-name="P1"/>
      <text:p text:style-name="P1">Mackenzie's Experience:</text:p>
      <text:p text:style-name="P1"/>
      <text:p text:style-name="P1"><text:tab/>Overall I found the programming experience with Mitch to be quite beneficial. <text:s/>We both worked on attempting to get the functions working for robots to <text:s/>shoot, deal damage and receive damage to all robots in a given space. <text:s/>We built a 'Mock' robot team to test their damage and range on each other. <text:s/>Mitch showed me a method for debugging <text:s/>that I had not previously been taught which I will no doubt employ in the future both for this project and others that I will do in java. <text:s/>One of the most beneficial aspects aspects I felt was learned with this programming experience was that it excelled at speeding up implementing process'. <text:s/>More specifically, if I were stuck trying to figure out why something was not working, and the problem was something relatively minor, Mitch would point it out and the problem would be resolved quickly; and the reverse was true when I took on the role as the observer. <text:s/><text:span text:style-name="T1">We actually finished testing and implementing the functions much sooner than expected, and for the remainder of our time we decided to work on another members' implementation to help them along. <text:s/>We pair-programmed for about two and a half hours in total.</text:span></text:p>
      <text:p text:style-name="P1"/>
      <text:p text:style-name="P7">Mitch's Experience:</text:p>
      <text:p text:style-name="P7">******<text:span text:style-name="T23">TODO</text:span></text:p>
      <text:p text:style-name="P7"/>
      <text:p text:style-name="P6">Mackenzie and Will</text:p>
      <text:p text:style-name="P8"/>
      <text:p text:style-name="P8">Mackenzie's Experience:</text:p>
      <text:p text:style-name="P8"/>
      <text:p text:style-name="P6"><text:span text:style-name="T2"><text:tab/></text:span><text:span text:style-name="T3">This was the second time I engaged in paired programming for this project. <text:s/>Working with Will, we implemented the scan and move functions of the AI robots. <text:s/>We came up with a method that would successfully scan all spaces within range of a robot relative to it's position and </text:span><text:span text:style-name="T4">account for spaces that were both null and did not exist (if the robot was in a corner for example</text:span><text:span text:style-name="T5">). <text:s/></text:span><text:span text:style-name="T6">Our time was spent mostly troubleshooting and testing the scan function. <text:s/>Like my experience with Mitch, we would each find minor issues that the other missed which helped to drive the process along. <text:s/>Paired-programming was beneficial when implementing this because the scan method could have been done multiple ways, and it was good to bounce different ideas off of each other to determine the most efficient way of implementing the function. <text:s/></text:span><text:span text:style-name="T7">We pair-programmed for about two hours.</text:span></text:p>
      <text:p text:style-name="P9"/>
      <text:p text:style-name="P10">Will's Experience:</text:p>
      <text:p text:style-name="P10"/>
      <text:p text:style-name="P11"><text:tab/><text:span text:style-name="T22">For my first paired programming session I paired up with Mackenzie Power. We decided to work on the robot AI classes specifically focusing on the scan function. <text:s text:c="2"/>I had previously started on the scan function and was having problems getting it to work properly. It quickly became apparent that two eyes are better than one as the problem was quickly found and solved. I found that the code written in the paired programming time had far fewer errors than usual, and was far more efficient.</text:span></text:p>
      <text:p text:style-name="P12">While the code was better I do wonder if less actual code was written and work done in the allotted time. I believe that for more difficult problems paired programming <text:s/>proved to be very effective, but for the simpler tasks it seems like a waste of time as one person sits back with nothing to do.</text:p>
      <text:p text:style-name="P12"/>
      <text:p text:style-name="P12"/>
      <text:p text:style-name="P12"/>
      <text:p text:style-name="P12"/>
      <text:p text:style-name="P12"/>
      <text:p text:style-name="P12"/>
      <text:p text:style-name="P15"><text:soft-page-break/>Justin and Ryan</text:p>
      <text:p text:style-name="P15"/>
      <text:p text:style-name="P13">Justin's Experience:</text:p>
      <text:p text:style-name="P13"/>
      <text:p text:style-name="P13"><text:tab/><text:span text:style-name="T20">I paired programming with Ryan for the state panel. Working with Ryan was efficient and I did learn a different way to construct multiple panels together. He has started working on the panel before I joined working with him, but he was very patient explaining to me what are the things has he done and what are the purposes, for me that providing me a great understanding, so it was easier for me to help and follow his idea on building what he is doing. I took CMPT270 over the summer and our professor taught us a different method working on the JPanels, I explained the way I was taught and compare to his then we both agreed on using his method, from that I learned what I did not learn from my summer classes and I think that will help me in the future if I need work with JPanel again. Altogether, I personally prefer pair programming over working alone, it is easy to find errors as someone keeps eyes on what you are coding and it is efficient as while one person is coding the other can relax and refreshing his mind, simple rotation like that really </text:span><text:span text:style-name="T21">sped</text:span><text:span text:style-name="T20"> us up.</text:span></text:p>
      <text:p text:style-name="P13"><text:span text:style-name="T20"/></text:p>
      <text:p text:style-name="P13"><text:span text:style-name="T20">Ryan's Experience:</text:span></text:p>
      <text:p text:style-name="P13"><text:span text:style-name="T20">*******TODO</text:span></text:p>
      <text:p text:style-name="P13"><text:span text:style-name="T20"/></text:p>
      <text:p text:style-name="P13"><text:span text:style-name="T20"/></text:p>
      <text:p text:style-name="P16"><text:span text:style-name="T20">Justin and Will</text:span></text:p>
      <text:p text:style-name="P16"><text:span text:style-name="T19"/></text:p>
      <text:p text:style-name="P16"><text:span text:style-name="T19">Justin's Experience:</text:span></text:p>
      <text:p text:style-name="P16"><text:span text:style-name="T19">*******TODO</text:span></text:p>
      <text:p text:style-name="P16"><text:span text:style-name="T19"/></text:p>
      <text:p text:style-name="P16"><text:span text:style-name="T19">Will's Experience:</text:span></text:p>
      <text:p text:style-name="P16"><text:span text:style-name="T19">*******TODO</text:span></text:p>
      <text:p text:style-name="P16"><text:span text:style-name="T19"/></text:p>
      <text:p text:style-name="P16"><text:span text:style-name="T19"/></text:p>
      <text:p text:style-name="P16"><text:span text:style-name="T20">Ryan and Mitch</text:span></text:p>
      <text:p text:style-name="P16"><text:span text:style-name="T19"/></text:p>
      <text:p text:style-name="P16"><text:span text:style-name="T19">Ryan's Experience:</text:span></text:p>
      <text:p text:style-name="P16"><text:span text:style-name="T19">*******TODO</text:span></text:p>
      <text:p text:style-name="P16"><text:span text:style-name="T19"/></text:p>
      <text:p text:style-name="P16"><text:span text:style-name="T19">Mitch's Experience:</text:span></text:p>
      <text:p text:style-name="P10">*******<text:span text:style-name="T24">TODO</text:span></text:p>
      <text:p text:style-name="P10"/>
      <text:p text:style-name="P10"/>
      <text:p text:style-name="P18">Code Critique:</text:p>
      <text:p text:style-name="P19"><text:span text:style-name="T8"><text:tab/>For our code critique, we decided to evaluate a piece of code involving how our program draws the hexagon shapes and how we could fix it and make it more efficient. <text:s/>As it stood, it did not work correctly, which is one of the primary reasons why we chose to do our code critique on it. <text:s/>The code itself involved using </text:span><text:span text:style-name="T9">measuring values </text:span></text:p>
      <text:p text:style-name="P10"/>
      <text:p text:style-name="P10"/>
      <text:p text:style-name="P3"><text:bookmark-start text:name="__DdeLink__126_1308255529"/><text:span text:style-name="T10">Design Document Changes</text:span>:<text:bookmark-end text:name="__DdeLink__126_1308255529"/></text:p>
      <text:p text:style-name="P4"/>
      <text:p text:style-name="P3"><text:span text:style-name="T8"><text:tab/></text:span><text:span text:style-name="T11">Overall we have followed our design document quite closely while constructing our game. <text:s/>No </text:span><text:span text:style-name="T14">dramatic changes have been made</text:span><text:span text:style-name="T11">, but we have had to make quite a few additions to the various classes to achieve the desired outcome. <text:s/>For our robot class, we have added a few more attributes which we felt were necessary to make it interact with </text:span><text:span text:style-name="T14">other class's </text:span><text:span text:style-name="T11">easier. <text:s/>One of the primary </text:span><text:soft-page-break/><text:span text:style-name="T11">attributes we have added to each robot was to have a reference to the actual game board class </text:span><text:span text:style-name="T12">so that each robot can actually interact with it more efficiently while moving and shooting. <text:s/></text:span><text:span text:style-name="T15">In regards to moving and shooting, we also wrote in the functions for both shooting and moving in the robot class. <text:s/>Each robot will now have a reference to two different stacks: the first being the mailbox stack of values, and the second being a stack of forthValues which will serve as a stack to pop values from for robots being controlled by artificial intelligence's. <text:s/>One last attribute was added to the Robot class, which is a 'isHuman' attribute to a Boolean value of true or false on whether that particular robot is controlled by a human player of not. <text:s/></text:span><text:span text:style-name="T12">We have also decided that for the robot classes designed to be controlled by artificial intelligence <text:s/>that they be able to record and keep track of their own statistics </text:span><text:span text:style-name="T13">which will then be used to upload to the JSON file.</text:span></text:p>
      <text:p text:style-name="P3"><text:span text:style-name="T13"><text:tab/></text:span><text:span text:style-name="T15">One of the largest additions we have made to our </text:span><text:span text:style-name="T16">construction which was detailed very little in our design was </text:span><text:span text:style-name="T17">the</text:span><text:span text:style-name="T16"> interpreter. <text:s/>We created an Interpreter class to retrieve values from JSON and store them and also execute a stack of robot Forth code. <text:s/>We also created a WordTranslator class which was essentially a HashMap with keys indexing anonymous functions to be executed for each Forth word. <text:s/>Both of these classes were not talked about in our design document so we spent quite a bit of time deciding how we should go about parsing both JSON and forth code. <text:s/></text:span><text:span text:style-name="T18">Although currently we have a very good grasp and understanding of how the interpreter works with Forth code, it would have been much more beneficial if we put time into understanding it for our design document. <text:s/>This likely would have saved us a tremendous amount of time during constru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1:34:42.674336292</meta:creation-date>
    <dc:date>2016-11-25T16:57:45.963111083</dc:date>
    <meta:editing-duration>PT1H35M52S</meta:editing-duration>
    <meta:editing-cycles>20</meta:editing-cycles>
    <meta:generator>LibreOffice/4.4.7.2$Linux_X86_64 LibreOffice_project/40$Build-2</meta:generator>
    <meta:document-statistic meta:table-count="0" meta:image-count="0" meta:object-count="0" meta:page-count="3" meta:paragraph-count="32" meta:word-count="1190" meta:character-count="6839" meta:non-whitespace-character-count="5640"/>
  </office:meta>
</office:document-meta>
</file>